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Bookman Old Style" svg:font-family="'Bookman Old Style'"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586cm" style:rel-column-width="17680*"/>
    </style:style>
    <style:style style:name="Table1.B" style:family="table-column">
      <style:table-column-properties style:column-width="12.412cm" style:rel-column-width="47855*"/>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1.499cm" style:rel-column-width="5780*"/>
    </style:style>
    <style:style style:name="Table2.B" style:family="table-column">
      <style:table-column-properties style:column-width="12.259cm" style:rel-column-width="47262*"/>
    </style:style>
    <style:style style:name="Table2.C" style:family="table-column">
      <style:table-column-properties style:column-width="3.24cm" style:rel-column-width="12493*"/>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106">
      <style:table-cell-properties fo:padding="0.097cm" fo:border-left="0.002cm solid #000000" fo:border-right="0.002cm solid #000000" fo:border-top="none" fo:border-bottom="0.002cm solid #000000"/>
    </style:style>
    <style:style style:name="Table2.C3"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padding="0.049cm" fo:border-left="none" fo:border-right="none" fo:border-top="0.018cm solid #000000" fo:border-bottom="non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ab-stops>
          <style:tab-stop style:position="2.117cm"/>
        </style:tab-stops>
      </style:paragraph-properties>
    </style:style>
    <style:style style:name="P4" style:family="paragraph" style:parent-style-name="Standard">
      <style:paragraph-properties fo:text-align="start" style:justify-single-word="false"/>
      <style:text-properties fo:font-size="14pt" style:font-size-asian="14pt" style:font-size-complex="14pt"/>
    </style:style>
    <style:style style:name="P5" style:family="paragraph" style:parent-style-name="Standard">
      <style:text-properties fo:font-size="20pt" fo:font-weight="bold" style:font-size-asian="20pt" style:font-weight-asian="bold" style:font-size-complex="20pt"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text-align="end" style:justify-single-word="false"/>
      <style:text-properties fo:font-weight="bold" style:font-weight-asian="bold" style:font-weight-complex="bold"/>
    </style:style>
    <style:style style:name="P8" style:family="paragraph" style:parent-style-name="Table_20_Contents">
      <style:paragraph-properties fo:text-align="end" style:justify-single-word="false"/>
    </style:style>
    <style:style style:name="P9" style:family="paragraph" style:parent-style-name="Text_20_body">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Standard" style:master-page-name="First_20_Page">
      <style:paragraph-properties style:page-number="auto"/>
    </style:style>
    <style:style style:name="P13" style:family="paragraph" style:parent-style-name="Text_20_body" style:list-style-name="L1"/>
    <style:style style:name="P14" style:family="paragraph" style:parent-style-name="Text_20_body" style:list-style-name="L2"/>
    <style:style style:name="P15" style:family="paragraph" style:parent-style-name="Code_20_Sample">
      <style:text-properties fo:color="#000000"/>
    </style:style>
    <style:style style:name="P16" style:family="paragraph" style:parent-style-name="Heading_20_1">
      <style:paragraph-properties fo:break-before="page"/>
    </style:style>
    <style:style style:name="T1" style:family="text">
      <style:text-properties fo:color="#008080"/>
    </style:style>
    <style:style style:name="T2" style:family="text">
      <style:text-properties fo:color="#008080" style:font-name="Courier New1" fo:font-size="10pt" style:font-name-asian="Courier New1" style:font-size-asian="10pt" style:font-name-complex="Courier New1" style:font-size-complex="10pt"/>
    </style:style>
    <style:style style:name="T3" style:family="text">
      <style:text-properties fo:color="#3f7f7f"/>
    </style:style>
    <style:style style:name="T4" style:family="text">
      <style:text-properties fo:color="#3f7f7f" style:font-name="Courier New1" fo:font-size="10pt" style:font-name-asian="Courier New1" style:font-size-asian="10pt" style:font-name-complex="Courier New1" style:font-size-complex="10pt"/>
    </style:style>
    <style:style style:name="T5" style:family="text">
      <style:text-properties fo:color="#000000"/>
    </style:style>
    <style:style style:name="T6" style:family="text">
      <style:text-properties fo:color="#000000" style:font-name="Courier New1" fo:font-size="10pt" style:font-name-asian="Courier New1" style:font-size-asian="10pt" style:font-name-complex="Courier New1" style:font-size-complex="10pt"/>
    </style:style>
    <style:style style:name="T7" style:family="text">
      <style:text-properties fo:color="#000000" style:text-underline-style="solid" style:text-underline-width="auto" style:text-underline-color="font-color"/>
    </style:style>
    <style:style style:name="T8" style:family="text">
      <style:text-properties fo:color="#3f5fbf"/>
    </style:style>
    <style:style style:name="T9"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number:number-style style:name="N106">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title>LaCantina</text:title></text:p>
      <text:p text:style-name="P4"><text:subject>Architecture</text:subject></text:p>
      <text:p text:style-name="P2"/>
      <text:p text:style-name="P3">Authors:<text:tab/>D.Ritz, S.Freihofer</text:p>
      <text:p text:style-name="P3">State:<text:tab/>Draft</text:p>
      <text:p text:style-name="P3">Revision<text:tab/><text:modification-date style:data-style-name="N84">2010-12-06</text:modification-date></text:p>
      <text:h text:style-name="P16" text:outline-level="1" text:restart-numbering="true" text:start-value="-1"><text:bookmark-start text:name="__RefHeading__589_289579679"/>Table Of Contents<text:bookmark-end text:name="__RefHeading__589_289579679"/></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1.Table Of Contents|outline" text:style-name="Index_20_Link" text:visited-style-name="Index_20_Link">0.Table Of Contents<text:tab/>2</text:a></text:p>
          <text:p text:style-name="P10"><text:a xlink:type="simple" xlink:href="#2.Introduction|outline" text:style-name="Index_20_Link" text:visited-style-name="Index_20_Link">1.Introduction<text:tab/>3</text:a></text:p>
          <text:p text:style-name="P11"><text:a xlink:type="simple" xlink:href="#2.1.Purpose|outline" text:style-name="Index_20_Link" text:visited-style-name="Index_20_Link">1.1.Purpose<text:tab/>3</text:a></text:p>
          <text:p text:style-name="P11"><text:a xlink:type="simple" xlink:href="#2.2.Scope|outline" text:style-name="Index_20_Link" text:visited-style-name="Index_20_Link">1.2.Scope<text:tab/>3</text:a></text:p>
          <text:p text:style-name="P11"><text:a xlink:type="simple" xlink:href="#2.3.Definition, Acronyms and Abbreviations|outline" text:style-name="Index_20_Link" text:visited-style-name="Index_20_Link">1.3.Definition, Acronyms and Abbreviations<text:tab/>3</text:a></text:p>
          <text:p text:style-name="P11"><text:a xlink:type="simple" xlink:href="#2.4.Referenced Documents|outline" text:style-name="Index_20_Link" text:visited-style-name="Index_20_Link">1.4.Referenced Documents<text:tab/>3</text:a></text:p>
          <text:p text:style-name="P10"><text:a xlink:type="simple" xlink:href="#3.Security|outline" text:style-name="Index_20_Link" text:visited-style-name="Index_20_Link">2.Security<text:tab/>4</text:a></text:p>
          <text:p text:style-name="P11"><text:a xlink:type="simple" xlink:href="#3.1.Overview|outline" text:style-name="Index_20_Link" text:visited-style-name="Index_20_Link">2.1.Overview<text:tab/>4</text:a></text:p>
          <text:p text:style-name="P11"><text:a xlink:type="simple" xlink:href="#3.2.Implementation and function|outline" text:style-name="Index_20_Link" text:visited-style-name="Index_20_Link">2.2.Implementation and function<text:tab/>4</text:a></text:p>
          <text:p text:style-name="P11"><text:a xlink:type="simple" xlink:href="#3.3.security-config.xml|outline" text:style-name="Index_20_Link" text:visited-style-name="Index_20_Link">2.3.security-config.xml<text:tab/>4</text:a></text:p>
          <text:p text:style-name="P11"><text:a xlink:type="simple" xlink:href="#3.4.Configuration in web.xml|outline" text:style-name="Index_20_Link" text:visited-style-name="Index_20_Link">2.4.Configuration in web.xml<text:tab/>5</text:a></text:p>
          <text:p text:style-name="P10"><text:a xlink:type="simple" xlink:href="#4.Database|outline" text:style-name="Index_20_Link" text:visited-style-name="Index_20_Link">3.Database<text:tab/>6</text:a></text:p>
          <text:p text:style-name="P11"><text:a xlink:type="simple" xlink:href="#4.1.ERD|outline" text:style-name="Index_20_Link" text:visited-style-name="Index_20_Link">3.1.ERD<text:tab/>6</text:a></text:p>
        </text:index-body>
      </text:table-of-content>
      <text:p text:style-name="Standard"/>
      <text:h text:style-name="P16" text:outline-level="1"><text:bookmark-start text:name="__RefHeading__591_289579679"/>Introduction<text:bookmark-end text:name="__RefHeading__591_289579679"/></text:h>
      <text:h text:style-name="Heading_20_2" text:outline-level="2"><text:bookmark-start text:name="__RefHeading__593_289579679"/>Purpose<text:bookmark-end text:name="__RefHeading__593_289579679"/></text:h>
      <text:p text:style-name="Text_20_body">This document describes the requirements and the architecture for the HSZ-T project "LaCantina".</text:p>
      <text:h text:style-name="Heading_20_2" text:outline-level="2"><text:bookmark-start text:name="__RefHeading__3263_1313381427"/>Scope<text:bookmark-end text:name="__RefHeading__3263_1313381427"/></text:h>
      <text:p text:style-name="Text_20_body">This document describes the general overview what each component does, responsibility of each component and design thoughts. It does not describe unimportant API details that are documented in JavaDoc.</text:p>
      <text:h text:style-name="Heading_20_2" text:outline-level="2"><text:bookmark-start text:name="__RefHeading__3265_1313381427"/>Definition, Acronyms and Abbreviations<text:bookmark-end text:name="__RefHeading__3265_1313381427"/></text:h>
      <text:p text:style-name="Text_20_body">This table should provide the definition of all terms, acronyms and abbreviations required to interpret the requirements specification.</text:p>
      <table:table table:name="Table1" table:style-name="Table1">
        <table:table-column table:style-name="Table1.A"/>
        <table:table-column table:style-name="Table1.B"/>
        <table:table-row>
          <table:table-cell table:style-name="Table1.A1" office:value-type="string">
            <text:p text:style-name="P6">Expression</text:p>
          </table:table-cell>
          <table:table-cell table:style-name="Table1.B1" office:value-type="string">
            <text:p text:style-name="P6">Definition</text:p>
          </table:table-cell>
        </table:table-row>
        <table:table-row>
          <table:table-cell table:style-name="Table1.A2" office:value-type="string">
            <text:p text:style-name="Table_20_Contents">maven</text:p>
          </table:table-cell>
          <table:table-cell table:style-name="Table1.B2" office:value-type="string">
            <text:p text:style-name="Table_20_Contents">Apache Maven (<text:a xlink:type="simple" xlink:href="http://ant.apache.org/">http://maven.apache.org/</text:a>) is a build and deployment tool.</text:p>
          </table:table-cell>
        </table:table-row>
        <table:table-row>
          <table:table-cell table:style-name="Table1.A2" office:value-type="string">
            <text:p text:style-name="Table_20_Contents">git</text:p>
          </table:table-cell>
          <table:table-cell table:style-name="Table1.B2" office:value-type="string">
            <text:p text:style-name="Table_20_Contents">Git (<text:a xlink:type="simple" xlink:href="http://www.git-scm.com/">http://www.git-scm.com/</text:a>) the one and only version control system</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h text:style-name="Heading_20_2" text:outline-level="2"><text:bookmark-start text:name="__RefHeading__3267_1313381427"/>Referenced Documents<text:bookmark-end text:name="__RefHeading__3267_1313381427"/></text:h>
      <text:p text:style-name="Text_20_body">The following table represents a list of all referenced documents.</text:p>
      <table:table table:name="Table2" table:style-name="Table2">
        <table:table-column table:style-name="Table2.A"/>
        <table:table-column table:style-name="Table2.B"/>
        <table:table-column table:style-name="Table2.C"/>
        <table:table-row>
          <table:table-cell table:style-name="Table2.A1" office:value-type="string">
            <text:p text:style-name="P7">Ref.</text:p>
          </table:table-cell>
          <table:table-cell table:style-name="Table2.A1" office:value-type="string">
            <text:p text:style-name="P6">Document</text:p>
          </table:table-cell>
          <table:table-cell table:style-name="Table2.C1" office:value-type="string">
            <text:p text:style-name="P7">Edition</text:p>
          </table:table-cell>
        </table:table-row>
        <table:table-row>
          <table:table-cell table:style-name="Table2.A2">
            <text:p text:style-name="P8"/>
          </table:table-cell>
          <table:table-cell table:style-name="Table2.B2" office:value-type="string">
            <text:p text:style-name="Table_20_Contents"/>
          </table:table-cell>
          <table:table-cell table:style-name="Table2.C2">
            <text:p text:style-name="P8"/>
          </table:table-cell>
        </table:table-row>
        <table:table-row>
          <table:table-cell table:style-name="Table2.A2">
            <text:p text:style-name="P8"/>
          </table:table-cell>
          <table:table-cell table:style-name="Table2.B2" office:value-type="string">
            <text:p text:style-name="Table_20_Contents"/>
          </table:table-cell>
          <table:table-cell table:style-name="Table2.C3">
            <text:p text:style-name="P8"/>
          </table:table-cell>
        </table:table-row>
      </table:table>
      <text:p text:style-name="Text_20_body"/>
      <text:h text:style-name="Heading_20_1" text:outline-level="1"><text:bookmark-start text:name="__RefHeading__595_289579679"/>Security<text:bookmark-end text:name="__RefHeading__595_289579679"/></text:h>
      <text:h text:style-name="Heading_20_2" text:outline-level="2">Overview</text:h>
      <text:p text:style-name="Text_20_body">Security is entirely based on Servlet Filters, not Container based authentication and authorization. Not using container based security has the following reasons:</text:p>
      <text:list xml:id="list22231581" text:style-name="L1">
        <text:list-item>
          <text:p text:style-name="P13">Requires additional configuration in the servlet container. Configuration required in the container should be kept to an absolute minimum.</text:p>
        </text:list-item>
        <text:list-item>
          <text:p text:style-name="P13">Configuration of the security in the servlet container is not portable among different implementations (config is different from Tomcat to Jetty)</text:p>
        </text:list-item>
        <text:list-item>
          <text:p text:style-name="P13">Filter based security is very extensible, for example using a single sign on infrastructure</text:p>
        </text:list-item>
      </text:list>
      <text:h text:style-name="Heading_20_2" text:outline-level="2">Implementation and function</text:h>
      <text:p text:style-name="Text_20_body">The implementation is largely imported from another project into the name space of LaCantina. The filter bases security system consists of the following components:</text:p>
      <text:list xml:id="list22240346" text:style-name="L2">
        <text:list-item>
          <text:p text:style-name="P14"><text:span text:style-name="T9">SecConfig</text:span><text:line-break/>This holds the configuration loaded from an XML file configured via web.xml</text:p>
        </text:list-item>
        <text:list-item>
          <text:p text:style-name="P14"><text:span text:style-name="T9">SecManager</text:span><text:line-break/>This manages the security configuration, the session and offers helper functions to parse requests and redirect to either a login, a deny or the home page.</text:p>
        </text:list-item>
        <text:list-item>
          <text:p text:style-name="P14"><text:span text:style-name="T9">SecFilter</text:span><text:line-break/>This is an implementation of the javax.servlet.Filter API. It uses SecManager and SecConfig to filter each request. For each request, the URL is matched against the security config to check if a login is required for the specified address or if admin privileges are required. Based on these checks, the request is passed on to the next filter in the chain, or a redirect to the appropriate page is generated.</text:p>
        </text:list-item>
        <text:list-item>
          <text:p text:style-name="P14"><text:span text:style-name="T9">SessionToken</text:span><text:line-break/>The session token hold a minimal set of the current user. This is currently the login name, the user ID and a flag indicating if the user has admin privileges.</text:p>
        </text:list-item>
        <text:list-item>
          <text:p text:style-name="P14"><text:span text:style-name="T9">security-config.xml</text:span><text:line-break/>This files configures the filtering</text:p>
        </text:list-item>
        <text:list-item>
          <text:p text:style-name="P14"><text:span text:style-name="T9">configuration in web.xml</text:span><text:line-break/>The filter is setup in this file</text:p>
        </text:list-item>
      </text:list>
      <text:h text:style-name="Heading_20_2" text:outline-level="2">security-config.xml</text:h>
      <text:p text:style-name="Text_20_body">The file security-config.xml holds the configuration for the SecFilter. It has the following sections:</text:p>
      <text:p text:style-name="Code_20_Sample"><text:span text:style-name="T1">&lt;</text:span><text:span text:style-name="T3">default-constraint</text:span><text:span text:style-name="T1">&gt;</text:span></text:p>
      <text:p text:style-name="Code_20_Sample"><text:span text:style-name="T5"><text:tab/></text:span><text:span text:style-name="T1">&lt;</text:span><text:span text:style-name="T3">login</text:span><text:span text:style-name="T1">&gt;</text:span><text:span text:style-name="T5">required</text:span><text:span text:style-name="T1">&lt;/</text:span><text:span text:style-name="T3">login</text:span><text:span text:style-name="T1">&gt;</text:span></text:p>
      <text:p text:style-name="Code_20_Sample"><text:span text:style-name="T2">&lt;/</text:span><text:span text:style-name="T4">default-constraint</text:span><text:span text:style-name="T2">&gt;</text:span></text:p>
      <text:p text:style-name="Text_20_body">This defines if a login is required globally. If set to “required”, URLs that do not require a login need to be configured separately.</text:p>
      <text:p text:style-name="P9"/>
      <text:p text:style-name="Code_20_Sample"><text:span text:style-name="T1">&lt;</text:span><text:span text:style-name="T3">constraint</text:span><text:span text:style-name="T1">&gt;</text:span></text:p>
      <text:p text:style-name="Code_20_Sample"><text:span text:style-name="T5"><text:tab/></text:span><text:span text:style-name="T1">&lt;</text:span><text:span text:style-name="T3">url-pattern</text:span><text:span text:style-name="T1">&gt;</text:span><text:span text:style-name="T5">/</text:span><text:span text:style-name="T7">admin</text:span><text:span text:style-name="T5">/.*</text:span><text:span text:style-name="T1">&lt;/</text:span><text:span text:style-name="T3">url-pattern</text:span><text:span text:style-name="T1">&gt;</text:span></text:p>
      <text:p text:style-name="Code_20_Sample"><text:span text:style-name="T5"><text:tab/></text:span><text:span text:style-name="T1">&lt;</text:span><text:span text:style-name="T3">privilege</text:span><text:span text:style-name="T1">&gt;</text:span><text:span text:style-name="T7">admin</text:span><text:span text:style-name="T1">&lt;/</text:span><text:span text:style-name="T3">privilege</text:span><text:span text:style-name="T1">&gt;</text:span></text:p>
      <text:p text:style-name="Code_20_Sample"><text:span text:style-name="T1"><text:tab/></text:span><text:span text:style-name="T2">&lt;</text:span><text:span text:style-name="T4">login</text:span><text:span text:style-name="T2">&gt;</text:span><text:span text:style-name="T6">required</text:span><text:span text:style-name="T2">&lt;/</text:span><text:span text:style-name="T4">login</text:span><text:span text:style-name="T2">&gt;</text:span></text:p>
      <text:p text:style-name="Code_20_Sample"><text:span text:style-name="T1">&lt;/</text:span><text:span text:style-name="T3">constraint</text:span><text:span text:style-name="T1">&gt;</text:span></text:p>
      <text:p text:style-name="Text_20_body">The “constraint” section can be repeated as many times as required. It defines one ore more URL pattern (standard Java regular expressions), A required level of privilege (optional), and if a login is required (optional). If no login is required, set to “none”.</text:p>
      <text:p text:style-name="Text_20_body"/>
      <text:p text:style-name="Code_20_Sample">&lt;!-- redirectors. can be overridden in code --&gt;</text:p>
      <text:p text:style-name="Code_20_Sample"><text:span text:style-name="T1">&lt;</text:span><text:span text:style-name="T3">redirectors</text:span><text:span text:style-name="T1">&gt;</text:span></text:p>
      <text:p text:style-name="Code_20_Sample"><text:span text:style-name="T5"><text:tab/></text:span><text:span text:style-name="T8">&lt;!-- the local login form --&gt;</text:span></text:p>
      <text:p text:style-name="Code_20_Sample"><text:span text:style-name="T5"><text:tab/></text:span><text:span text:style-name="T1">&lt;</text:span><text:span text:style-name="T3">login-url</text:span><text:span text:style-name="T1">&gt;</text:span><text:span text:style-name="T5">/login.jsp</text:span><text:span text:style-name="T1">&lt;/</text:span><text:span text:style-name="T3">login-url</text:span><text:span text:style-name="T1">&gt;</text:span></text:p>
      <text:p text:style-name="P15"/>
      <text:p text:style-name="Code_20_Sample"><text:span text:style-name="T5"><text:tab/></text:span><text:span text:style-name="T8">&lt;!-- access denied message when already logged in --&gt;</text:span></text:p>
      <text:p text:style-name="Code_20_Sample"><text:span text:style-name="T5"><text:tab/></text:span><text:span text:style-name="T1">&lt;</text:span><text:span text:style-name="T3">deny-url</text:span><text:span text:style-name="T1">&gt;</text:span><text:span text:style-name="T5">/deny.do</text:span><text:span text:style-name="T1">&lt;/</text:span><text:span text:style-name="T3">deny-url</text:span><text:span text:style-name="T1">&gt;</text:span></text:p>
      <text:p text:style-name="Code_20_Sample"/>
      <text:p text:style-name="Code_20_Sample"><text:span text:style-name="T5"><text:tab/></text:span><text:span text:style-name="T8">&lt;!-- the start point once logged in --&gt;</text:span></text:p>
      <text:p text:style-name="Code_20_Sample"><text:span text:style-name="T5"><text:tab/></text:span><text:span text:style-name="T1">&lt;</text:span><text:span text:style-name="T3">home-url</text:span><text:span text:style-name="T1">&gt;</text:span><text:span text:style-name="T5">/home.do</text:span><text:span text:style-name="T1">&lt;/</text:span><text:span text:style-name="T3">home-url</text:span><text:span text:style-name="T1">&gt;</text:span></text:p>
      <text:p text:style-name="Code_20_Sample"><text:span text:style-name="T2">&lt;/</text:span><text:span text:style-name="T4">redirectors</text:span><text:span text:style-name="T2">&gt;</text:span></text:p>
      <text:p text:style-name="Text_20_body">Self-explanatory. </text:p>
      <text:p text:style-name="Text_20_body"/>
      <text:p text:style-name="Code_20_Sample">&lt;!-- <text:s/>user authentication class --&gt;</text:p>
      <text:p text:style-name="Code_20_Sample"><text:span text:style-name="T1">&lt;</text:span><text:span text:style-name="T3">user-auth</text:span><text:span text:style-name="T1">&gt;</text:span></text:p>
      <text:p text:style-name="Code_20_Sample"><text:span text:style-name="T5"><text:tab/></text:span><text:span text:style-name="T1">&lt;</text:span><text:span text:style-name="T3">class</text:span><text:span text:style-name="T1">&gt;</text:span><text:span text:style-name="T5">ch.sfdr.lacantina.security.UserAuth</text:span><text:span text:style-name="T1">&lt;/</text:span><text:span text:style-name="T3">class</text:span><text:span text:style-name="T1">&gt;</text:span></text:p>
      <text:p text:style-name="Code_20_Sample"><text:span text:style-name="T2">&lt;/</text:span><text:span text:style-name="T4">user-auth</text:span><text:span text:style-name="T2">&gt;</text:span></text:p>
      <text:p text:style-name="Text_20_body">The class used to authenticate users. This class must implement IUserAuth and is only instantiated once.</text:p>
      <text:h text:style-name="Heading_20_2" text:outline-level="2">Configuration in web.xml</text:h>
      <text:p text:style-name="Text_20_body">For the filter bases security to work, it must be configured in web.xml. This configures the Filter and the location of security-config.xml:</text:p>
      <text:p text:style-name="Code_20_Sample">&lt;!-- security is done via filtering. --&gt;</text:p>
      <text:p text:style-name="Code_20_Sample"><text:span text:style-name="T1">&lt;</text:span><text:span text:style-name="T3">context-param</text:span><text:span text:style-name="T1">&gt;</text:span></text:p>
      <text:p text:style-name="Code_20_Sample"><text:span text:style-name="T5"><text:tab/></text:span><text:span text:style-name="T1">&lt;</text:span><text:span text:style-name="T3">param-name</text:span><text:span text:style-name="T1">&gt;</text:span><text:span text:style-name="T5">security-</text:span><text:span text:style-name="T7">config</text:span><text:span text:style-name="T1">&lt;/</text:span><text:span text:style-name="T3">param-name</text:span><text:span text:style-name="T1">&gt;</text:span></text:p>
      <text:p text:style-name="Code_20_Sample"><text:span text:style-name="T5"><text:tab/></text:span><text:span text:style-name="T1">&lt;</text:span><text:span text:style-name="T3">param-value</text:span><text:span text:style-name="T1">&gt;</text:span><text:span text:style-name="T5">/WEB-INF/security-config.xml</text:span><text:span text:style-name="T1">&lt;/</text:span><text:span text:style-name="T3">param-value</text:span><text:span text:style-name="T1">&gt;</text:span></text:p>
      <text:p text:style-name="Code_20_Sample"><text:span text:style-name="T1">&lt;/</text:span><text:span text:style-name="T3">context-param</text:span><text:span text:style-name="T1">&gt;</text:span></text:p>
      <text:p text:style-name="Code_20_Sample"><text:span text:style-name="T1">&lt;</text:span><text:span text:style-name="T3">filter</text:span><text:span text:style-name="T1">&gt;</text:span></text:p>
      <text:p text:style-name="Code_20_Sample"><text:span text:style-name="T5"><text:tab/></text:span><text:span text:style-name="T1">&lt;</text:span><text:span text:style-name="T3">filter-name</text:span><text:span text:style-name="T1">&gt;</text:span><text:span text:style-name="T5">SecFilter</text:span><text:span text:style-name="T1">&lt;/</text:span><text:span text:style-name="T3">filter-name</text:span><text:span text:style-name="T1">&gt;</text:span></text:p>
      <text:p text:style-name="Code_20_Sample"><text:span text:style-name="T5"><text:tab/></text:span><text:span text:style-name="T1">&lt;</text:span><text:span text:style-name="T3">filter-class</text:span><text:span text:style-name="T1">&gt;</text:span></text:p>
      <text:p text:style-name="Code_20_Sample"><text:tab/><text:tab/>ch.sfdr.common.security.SecFilter</text:p>
      <text:p text:style-name="Code_20_Sample"><text:span text:style-name="T5"><text:tab/></text:span><text:span text:style-name="T1">&lt;/</text:span><text:span text:style-name="T3">filter-class</text:span><text:span text:style-name="T1">&gt;</text:span></text:p>
      <text:p text:style-name="Code_20_Sample"><text:span text:style-name="T1">&lt;/</text:span><text:span text:style-name="T3">filter</text:span><text:span text:style-name="T1">&gt;</text:span></text:p>
      <text:p text:style-name="Code_20_Sample"><text:span text:style-name="T1">&lt;</text:span><text:span text:style-name="T3">filter-mapping</text:span><text:span text:style-name="T1">&gt;</text:span></text:p>
      <text:p text:style-name="Code_20_Sample"><text:span text:style-name="T5"><text:tab/></text:span><text:span text:style-name="T1">&lt;</text:span><text:span text:style-name="T3">filter-name</text:span><text:span text:style-name="T1">&gt;</text:span><text:span text:style-name="T5">SecFilter</text:span><text:span text:style-name="T1">&lt;/</text:span><text:span text:style-name="T3">filter-name</text:span><text:span text:style-name="T1">&gt;</text:span></text:p>
      <text:p text:style-name="Code_20_Sample"><text:span text:style-name="T5"><text:tab/></text:span><text:span text:style-name="T1">&lt;</text:span><text:span text:style-name="T3">url-pattern</text:span><text:span text:style-name="T1">&gt;</text:span><text:span text:style-name="T5">/*</text:span><text:span text:style-name="T1">&lt;/</text:span><text:span text:style-name="T3">url-pattern</text:span><text:span text:style-name="T1">&gt;</text:span></text:p>
      <text:p text:style-name="Code_20_Sample"><text:span text:style-name="T2">&lt;/</text:span><text:span text:style-name="T4">filter-mapping</text:span><text:span text:style-name="T2">&gt;</text:span></text:p>
      <text:p text:style-name="Text_20_body"/>
      <text:h text:style-name="Heading_20_1" text:outline-level="1">Database</text:h>
      <text:h text:style-name="Heading_20_2" text:outline-level="2">ERD</text:h>
      <text:p text:style-name="Text_20_body">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Bookman Old Style" svg:font-family="'Bookman Old Style'"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Bookman Old Style" fo:font-size="11pt" fo:font-weight="250"/>
    </style:style>
    <style:style style:name="Heading" style:family="paragraph" style:parent-style-name="Standard" style:next-style-name="Text_20_body" style:class="text">
      <style:paragraph-properties fo:margin-top="0.423cm" fo:margin-bottom="0.212cm" fo:keep-with-next="always"/>
      <style:text-properties style:font-name="Bookman Old Style"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21cm" fo:margin-bottom="0.42cm" style:page-number="auto" fo:break-before="page" fo:padding="0cm" fo:border-left="none" fo:border-right="none" fo:border-top="none" fo:border-bottom="0.018cm solid #000000"/>
      <style:text-properties fo:font-size="16pt" fo:font-weight="600"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fo:text-indent="0cm" style:auto-text-indent="false">
        <style:tab-stops>
          <style:tab-stop style:position="16.999cm" style:type="right" style:leader-style="dotted" style:leader-text="."/>
        </style:tab-stops>
      </style:paragraph-properties>
      <style:text-properties fo:font-size="11pt" fo:font-weight="600"/>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font-size="14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fo:font-size="12pt" fo:font-weight="60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ab-stops/>
      </style:paragraph-properties>
      <style:text-properties fo:font-size="11pt" fo:font-style="normal" fo:font-weight="600"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text-indent="0cm" style:auto-text-indent="false"/>
      <style:text-properties fo:font-size="11pt" fo:font-weight="600"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left="0cm" fo:margin-right="0cm" fo:text-indent="0cm" style:auto-text-indent="false"/>
      <style:text-properties fo:font-size="11pt" fo:font-weight="600"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cm" fo:margin-right="0cm" fo:text-indent="0cm" style:auto-text-indent="false">
        <style:tab-stops/>
      </style:paragraph-properties>
      <style:text-properties fo:font-size="11pt" fo:font-weight="600"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1pt" fo:font-weight="600"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1pt" fo:font-weight="600"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de_20_Sample" style:display-name="Code Sample" style:family="paragraph" style:parent-style-name="Text_20_body" style:class="text" style:master-page-name="">
      <style:paragraph-properties fo:margin-left="0.499cm" fo:margin-right="0cm" fo:margin-top="0cm" fo:margin-bottom="0cm" fo:text-indent="0cm" style:auto-text-indent="false" style:page-number="auto" fo:background-color="#cccccc" fo:padding="0.049cm" fo:border="0.018cm solid #000000">
        <style:tab-stops/>
        <style:background-image/>
      </style:paragraph-properties>
      <style:text-properties style:font-name="Courier New" fo:font-weight="normal"/>
    </style:style>
    <style:style style:name="Heading_20_10" style:display-name="Heading 10" style:family="paragraph" style:parent-style-name="Heading" style:next-style-name="Text_20_body" style:default-outline-level="10" style:class="text">
      <style:paragraph-properties fo:margin-left="0cm" fo:margin-right="0cm" fo:text-indent="0cm" style:auto-text-indent="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Signature" style:family="paragraph" style:parent-style-name="Standard" style:class="text">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text:start-value="0">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18cm solid #000000" fo:border-bottom="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itle>LaCantina</text:title> - <text:subject>Architecture</text:subject><text:tab/><text:tab/> <text:page-number text:select-page="current">6</text:page-number> / <text:page-count>6</text:page-count></text:p>
      </style:footer>
    </style:master-page>
    <style:master-page style:name="First_20_Page" style:display-name="First Page" style:page-layout-name="Mpm2" style:next-style-name="Standard"/>
    <style:master-page style:name="Left_20_Page" style:display-name="Lef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2-02T17:55:27</meta:creation-date>
    <meta:editing-cycles>9</meta:editing-cycles>
    <meta:editing-duration>PT00H48M07S</meta:editing-duration>
    <dc:subject>Architecture</dc:subject>
    <dc:title>LaCantina</dc:title>
    <meta:generator>OpenOffice.org/3.1$Win32 OpenOffice.org_project/310m19$Build-9420</meta:generator>
    <meta:initial-creator>Sandra Freihofer</meta:initial-creator>
    <dc:date>2010-12-06T02:17:09.56</dc:date>
    <dc:creator>Daniel Ritz</dc:creator>
    <meta:document-statistic meta:table-count="2" meta:image-count="0" meta:object-count="0" meta:page-count="6" meta:paragraph-count="99" meta:word-count="652" meta:character-count="4697"/>
  </office:meta>
</office:document-meta>
</file>